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Standard_20__28_user_29_">
      <style:text-properties fo:color="#000000" style:font-name="Georgia" fo:font-weight="bold" officeooo:rsid="002ed0ca" officeooo:paragraph-rsid="0004f751" style:font-weight-asian="bold" style:font-weight-complex="bold"/>
    </style:style>
    <style:style style:name="P6"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7"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8"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9"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0"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1"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P12" style:family="paragraph" style:parent-style-name="Standard_20__28_user_29_">
      <style:text-properties fo:color="#000000" style:font-name="Georgia" fo:font-weight="normal" officeooo:rsid="0017e66b" officeooo:paragraph-rsid="0017e66b" style:font-weight-asian="normal" style:font-weight-complex="normal"/>
    </style:style>
    <style:style style:name="P13" style:family="paragraph" style:parent-style-name="Standard_20__28_user_29_">
      <style:text-properties fo:color="#000000" style:font-name="Georgia" fo:font-weight="normal" officeooo:rsid="001cd209" officeooo:paragraph-rsid="001cd209" style:font-weight-asian="normal" style:font-weight-complex="normal"/>
    </style:style>
    <style:style style:name="P14" style:family="paragraph" style:parent-style-name="Standard_20__28_user_29_">
      <style:text-properties officeooo:rsid="002c4a12" officeooo:paragraph-rsid="002c4a12"/>
    </style:style>
    <style:style style:name="P15" style:family="paragraph" style:parent-style-name="Standard_20__28_user_29_">
      <style:text-properties officeooo:rsid="0067ffc9" officeooo:paragraph-rsid="0067ffc9"/>
    </style:style>
    <style:style style:name="P16" style:family="paragraph" style:parent-style-name="Standard_20__28_user_29_">
      <style:text-properties officeooo:rsid="00766282" officeooo:paragraph-rsid="00766282"/>
    </style:style>
    <style:style style:name="P17" style:family="paragraph" style:parent-style-name="Standard_20__28_user_29_">
      <style:text-properties officeooo:rsid="007783a5" officeooo:paragraph-rsid="007783a5"/>
    </style:style>
    <style:style style:name="P18" style:family="paragraph" style:parent-style-name="Standard_20__28_user_29_">
      <style:text-properties officeooo:rsid="007947ef" officeooo:paragraph-rsid="007947ef"/>
    </style:style>
    <style:style style:name="P19" style:family="paragraph" style:parent-style-name="Standard_20__28_user_29_">
      <style:text-properties officeooo:rsid="0080c409" officeooo:paragraph-rsid="0080c409"/>
    </style:style>
    <style:style style:name="P20" style:family="paragraph" style:parent-style-name="Standard_20__28_user_29_">
      <style:text-properties fo:font-style="normal" fo:font-weight="normal" officeooo:rsid="00748762" officeooo:paragraph-rsid="0067ffc9" style:font-style-asian="normal" style:font-weight-asian="normal" style:font-style-complex="normal" style:font-weight-complex="normal"/>
    </style:style>
    <style:style style:name="P21" style:family="paragraph" style:parent-style-name="Standard_20__28_user_29_">
      <style:text-properties fo:font-style="normal" fo:font-weight="normal" officeooo:rsid="00766282" officeooo:paragraph-rsid="00766282" style:font-style-asian="normal" style:font-weight-asian="normal" style:font-style-complex="normal" style:font-weight-complex="normal"/>
    </style:style>
    <style:style style:name="P22" style:family="paragraph" style:parent-style-name="Standard_20__28_user_29_">
      <style:text-properties fo:font-style="normal" fo:font-weight="normal" officeooo:rsid="007783a5" officeooo:paragraph-rsid="00766282" style:font-style-asian="normal" style:font-weight-asian="normal" style:font-style-complex="normal" style:font-weight-complex="normal"/>
    </style:style>
    <style:style style:name="P23" style:family="paragraph" style:parent-style-name="Standard_20__28_user_29_">
      <style:text-properties fo:font-style="normal" fo:font-weight="normal" officeooo:rsid="0078488a" officeooo:paragraph-rsid="007783a5" style:font-style-asian="normal" style:font-weight-asian="normal" style:font-style-complex="normal" style:font-weight-complex="normal"/>
    </style:style>
    <style:style style:name="P24" style:family="paragraph" style:parent-style-name="Standard_20__28_user_29_">
      <style:text-properties fo:font-style="normal" fo:font-weight="normal" officeooo:rsid="007f63c6" officeooo:paragraph-rsid="007947ef" style:font-style-asian="normal" style:font-weight-asian="normal" style:font-style-complex="normal" style:font-weight-complex="normal"/>
    </style:style>
    <style:style style:name="P25" style:family="paragraph" style:parent-style-name="Standard_20__28_user_29_">
      <style:text-properties fo:font-style="normal" fo:font-weight="normal" officeooo:rsid="0089ace2" officeooo:paragraph-rsid="0067ffc9" style:font-style-asian="normal" style:font-weight-asian="normal" style:font-style-complex="normal" style:font-weight-complex="normal"/>
    </style:style>
    <style:style style:name="P26" style:family="paragraph" style:parent-style-name="Standard_20__28_user_29_">
      <style:text-properties fo:font-style="normal" fo:font-weight="normal" officeooo:rsid="008b5e12" officeooo:paragraph-rsid="008b5e12" style:font-style-asian="normal" style:font-weight-asian="normal" style:font-style-complex="normal" style:font-weight-complex="normal"/>
    </style:style>
    <style:style style:name="P27" style:family="paragraph" style:parent-style-name="Standard_20__28_user_29_">
      <style:text-properties officeooo:rsid="00830e20" officeooo:paragraph-rsid="00830e20"/>
    </style:style>
    <style:style style:name="P28" style:family="paragraph" style:parent-style-name="Standard_20__28_user_29_">
      <style:text-properties officeooo:rsid="00833cf8" officeooo:paragraph-rsid="00833cf8"/>
    </style:style>
    <style:style style:name="P29" style:family="paragraph" style:parent-style-name="Standard_20__28_user_29_">
      <style:text-properties officeooo:paragraph-rsid="0087e472"/>
    </style:style>
    <style:style style:name="P30" style:family="paragraph" style:parent-style-name="Standard_20__28_user_29_">
      <style:text-properties fo:font-style="normal" fo:font-weight="normal" officeooo:rsid="00748762" officeooo:paragraph-rsid="0067ffc9" style:font-style-asian="normal" style:font-weight-asian="normal" style:font-style-complex="normal" style:font-weight-complex="normal"/>
    </style:style>
    <style:style style:name="P31" style:family="paragraph" style:parent-style-name="Standard_20__28_user_29_">
      <style:text-properties fo:font-style="normal" fo:font-weight="normal" officeooo:rsid="0089ace2" officeooo:paragraph-rsid="0089ace2" style:font-style-asian="normal" style:font-weight-asian="normal" style:font-style-complex="normal" style:font-weight-complex="normal"/>
    </style:style>
    <style:style style:name="T1" style:family="text">
      <style:text-properties officeooo:rsid="000fff1a"/>
    </style:style>
    <style:style style:name="T2" style:family="text">
      <style:text-properties fo:font-style="italic" fo:font-weight="normal" officeooo:rsid="006e26f1"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6e26f1" style:font-style-asian="normal" style:font-weight-asian="normal" style:font-style-complex="normal" style:font-weight-complex="normal"/>
    </style:style>
    <style:style style:name="T5" style:family="text">
      <style:text-properties fo:font-style="normal" fo:font-weight="normal" officeooo:rsid="006fdb72" style:font-style-asian="normal" style:font-weight-asian="normal" style:font-style-complex="normal" style:font-weight-complex="normal"/>
    </style:style>
    <style:style style:name="T6" style:family="text">
      <style:text-properties fo:font-style="normal" fo:font-weight="normal" officeooo:rsid="00716a43" style:font-style-asian="normal" style:font-weight-asian="normal" style:font-style-complex="normal" style:font-weight-complex="normal"/>
    </style:style>
    <style:style style:name="T7" style:family="text">
      <style:text-properties fo:font-style="normal" fo:font-weight="normal" officeooo:rsid="00730444" style:font-style-asian="normal" style:font-weight-asian="normal" style:font-style-complex="normal" style:font-weight-complex="normal"/>
    </style:style>
    <style:style style:name="T8" style:family="text">
      <style:text-properties fo:font-style="normal" fo:font-weight="normal" officeooo:rsid="00744932" style:font-style-asian="normal" style:font-weight-asian="normal" style:font-style-complex="normal" style:font-weight-complex="normal"/>
    </style:style>
    <style:style style:name="T9" style:family="text">
      <style:text-properties fo:font-style="normal" fo:font-weight="normal" officeooo:rsid="00748762" style:font-style-asian="normal" style:font-weight-asian="normal" style:font-style-complex="normal" style:font-weight-complex="normal"/>
    </style:style>
    <style:style style:name="T10" style:family="text">
      <style:text-properties fo:font-style="normal" fo:font-weight="normal" officeooo:rsid="007783a5" style:font-style-asian="normal" style:font-weight-asian="normal" style:font-style-complex="normal" style:font-weight-complex="normal"/>
    </style:style>
    <style:style style:name="T11" style:family="text">
      <style:text-properties fo:font-style="normal" fo:font-weight="normal" officeooo:rsid="0078488a" style:font-style-asian="normal" style:font-weight-asian="normal" style:font-style-complex="normal" style:font-weight-complex="normal"/>
    </style:style>
    <style:style style:name="T12" style:family="text">
      <style:text-properties fo:font-style="normal" fo:font-weight="normal" officeooo:rsid="00795f14" style:font-style-asian="normal" style:font-weight-asian="normal" style:font-style-complex="normal" style:font-weight-complex="normal"/>
    </style:style>
    <style:style style:name="T13" style:family="text">
      <style:text-properties fo:font-style="normal" fo:font-weight="normal" officeooo:rsid="007a81a8" style:font-style-asian="normal" style:font-weight-asian="normal" style:font-style-complex="normal" style:font-weight-complex="normal"/>
    </style:style>
    <style:style style:name="T14" style:family="text">
      <style:text-properties fo:font-style="normal" fo:font-weight="normal" officeooo:rsid="007c0795" style:font-style-asian="normal" style:font-weight-asian="normal" style:font-style-complex="normal" style:font-weight-complex="normal"/>
    </style:style>
    <style:style style:name="T15" style:family="text">
      <style:text-properties fo:font-style="normal" fo:font-weight="normal" officeooo:rsid="007dce65" style:font-style-asian="normal" style:font-weight-asian="normal" style:font-style-complex="normal" style:font-weight-complex="normal"/>
    </style:style>
    <style:style style:name="T16" style:family="text">
      <style:text-properties fo:font-style="normal" fo:font-weight="normal" officeooo:rsid="007f63c6" style:font-style-asian="normal" style:font-weight-asian="normal" style:font-style-complex="normal" style:font-weight-complex="normal"/>
    </style:style>
    <style:style style:name="T17" style:family="text">
      <style:text-properties fo:font-style="normal" fo:font-weight="normal" officeooo:rsid="0081b3e1" style:font-style-asian="normal" style:font-weight-asian="normal" style:font-style-complex="normal" style:font-weight-complex="normal"/>
    </style:style>
    <style:style style:name="T18" style:family="text">
      <style:text-properties fo:font-style="normal" fo:font-weight="normal" officeooo:rsid="00833cf8" style:font-style-asian="normal" style:font-weight-asian="normal" style:font-style-complex="normal" style:font-weight-complex="normal"/>
    </style:style>
    <style:style style:name="T19" style:family="text">
      <style:text-properties fo:font-style="normal" fo:font-weight="normal" officeooo:rsid="0083c145" style:font-style-asian="normal" style:font-weight-asian="normal" style:font-style-complex="normal" style:font-weight-complex="normal"/>
    </style:style>
    <style:style style:name="T20" style:family="text">
      <style:text-properties fo:font-style="normal" fo:font-weight="normal" officeooo:rsid="0085a3c8" style:font-style-asian="normal" style:font-weight-asian="normal" style:font-style-complex="normal" style:font-weight-complex="normal"/>
    </style:style>
    <style:style style:name="T21" style:family="text">
      <style:text-properties fo:font-style="normal" fo:font-weight="normal" officeooo:rsid="00860487" style:font-style-asian="normal" style:font-weight-asian="normal" style:font-style-complex="normal" style:font-weight-complex="normal"/>
    </style:style>
    <style:style style:name="T22" style:family="text">
      <style:text-properties fo:font-style="normal" fo:font-weight="normal" officeooo:rsid="0087e472" style:font-style-asian="normal" style:font-weight-asian="normal" style:font-style-complex="normal" style:font-weight-complex="normal"/>
    </style:style>
    <style:style style:name="T23" style:family="text">
      <style:text-properties fo:font-style="normal" fo:font-weight="normal" officeooo:rsid="0089ace2" style:font-style-asian="normal" style:font-weight-asian="normal" style:font-style-complex="normal" style:font-weight-complex="normal"/>
    </style:style>
    <style:style style:name="T24" style:family="text">
      <style:text-properties fo:font-style="normal" fo:font-weight="normal" officeooo:rsid="008d19a6" style:font-style-asian="normal" style:font-weight-asian="normal" style:font-style-complex="normal" style:font-weight-complex="normal"/>
    </style:style>
    <style:style style:name="T25" style:family="text">
      <style:text-properties fo:font-style="normal" fo:font-weight="normal" officeooo:rsid="008d9c14" style:font-style-asian="normal" style:font-weight-asian="normal" style:font-style-complex="normal" style:font-weight-complex="normal"/>
    </style:style>
    <style:style style:name="T26"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7" style:family="text">
      <style:text-properties officeooo:rsid="0068aae1"/>
    </style:style>
    <style:style style:name="T28" style:family="text">
      <style:text-properties officeooo:rsid="006a653a"/>
    </style:style>
    <style:style style:name="T29" style:family="text">
      <style:text-properties fo:font-weight="bold" officeooo:rsid="006a653a" style:font-weight-asian="bold" style:font-weight-complex="bold"/>
    </style:style>
    <style:style style:name="T30" style:family="text">
      <style:text-properties fo:font-weight="normal" officeooo:rsid="006a653a" style:font-weight-asian="normal" style:font-weight-complex="normal"/>
    </style:style>
    <style:style style:name="T31" style:family="text">
      <style:text-properties fo:font-weight="normal" officeooo:rsid="006b4eae" style:font-weight-asian="normal" style:font-weight-complex="normal"/>
    </style:style>
    <style:style style:name="T32" style:family="text">
      <style:text-properties fo:font-weight="normal" officeooo:rsid="006bd285" style:font-weight-asian="normal" style:font-weight-complex="normal"/>
    </style:style>
    <style:style style:name="T33" style:family="text">
      <style:text-properties fo:font-weight="normal" officeooo:rsid="006c5487" style:font-weight-asian="normal" style:font-weight-complex="normal"/>
    </style:style>
    <style:style style:name="T34" style:family="text">
      <style:text-properties fo:font-weight="normal" officeooo:rsid="006e26f1" style:font-weight-asian="normal" style:font-weight-complex="normal"/>
    </style:style>
    <style:style style:name="T35" style:family="text">
      <style:text-properties style:use-window-font-color="true" style:font-name="Times New Roman" fo:font-size="12pt" fo:language="en" fo:country="US" fo:font-style="normal" fo:font-weight="normal" officeooo:rsid="0089ace2"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36" style:family="text">
      <style:text-properties officeooo:rsid="008d19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6"/>
      <text:p text:style-name="P7"/>
      <text:p text:style-name="P8">What created the Dark One of Amarth? OG the laughter of Naa’roleith created living shadows that can animate undead. Unlike. <text:span text:style-name="T1">Revistited (many months later): The Dark One is Hasedek, Esteon, a Lesser Auhron of Andolem! The Dark One is his avatar in the Material World, trapped in place by the Scrolls of Seven.</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9">---</text:p>
      <text:p text:style-name="P10">Religions evolve in abstraction, deities don’t necessarily give straight answers and are not believed to give straight answers.</text:p>
      <text:p text:style-name="P10"/>
      <text:p text:style-name="P10"/>
      <text:p text:style-name="P10">–</text:p>
      <text:p text:style-name="P11">Religion in which the souls of the deceased are placed within a monument</text:p>
      <text:p text:style-name="P12">-</text:p>
      <text:p text:style-name="P13">Peaceful empire, tolerant, re-purposes captured kings</text:p>
      <text:p text:style-name="P13">-</text:p>
      <text:p text:style-name="P13">Evil empire, causes divine collapse and converts others to new religion as a way to prevent collapse</text:p>
      <text:p text:style-name="P13">-</text:p>
      <text:p text:style-name="P14"><text:span text:style-name="T26">-Niche system </text:span><text:a xlink:type="simple" xlink:href="https://www.reddit.com/r/worldbuilding/comments/ugdqfe/i_want_to_introduce_the_magic_system_of_my_world/" text:style-name="Internet_20_link" text:visited-style-name="Visited_20_Internet_20_Link">https://www.reddit.com/r/worldbuilding/comments/ugdqfe/i_want_to_introduce_the_magic_system_of_my_world/</text:a></text:p>
      <text:p text:style-name="P14"><text:soft-page-break/></text:p>
      <text:p text:style-name="P14"/>
      <text:p text:style-name="P14"/>
      <text:p text:style-name="P14">–</text:p>
      <text:p text:style-name="P15">On the evolution of Self Magic from Autochthon supplication</text:p>
      <text:p text:style-name="P15"/>
      <text:p text:style-name="P15">Before Apythia’s (Guirian, Usadan ages) ritual: magic can be performed at will</text:p>
      <text:p text:style-name="P15">Apythian Age: magic must be translated</text:p>
      <text:p text:style-name="P15"><text:tab/>-Loss of all Self Magic</text:p>
      <text:p text:style-name="P15"><text:tab/>-Some are born as epinosts, though they do not know how to control their power. They might have explosive, wild-magic bursts, which often distinguish them within a culture. Most <text:span text:style-name="T27">astar </text:span>cultures during the early Apythian would tie these epinosts to their religions and cults, saying they are touched by the gods. Epinosts during this time are not typically more powerful, though the wild-magic in their hearts could save them at times and increase the religious fervor of those around them. Thus, <text:span text:style-name="T27">astar </text:span>epinosts are intricately woven into the cults of the world. <text:span text:style-name="T27">If any epinosts develop slight abilities to use their powers through ritual (personal ambition, belief that “they are more”) these arts are never passed down.</text:span></text:p>
      <text:p text:style-name="P15"><text:tab/>-<text:span text:style-name="T27">Waith-born epinosts during this time are more likely to be seen as truly magical. </text:span><text:span text:style-name="T28">Because the Waith birth rate is so low, pure Waith epinosts are </text:span><text:span text:style-name="T29">exceedingly rare</text:span><text:span text:style-name="T30">, one-in-a-million or so. This puts maybe one or two epinosts between Apythia’s ritual and the development of Self Magic. These epinosts might be encouraged to pursue their powers, though without the basis of cult ritual they have no chance of uncovering translations.</text:span></text:p>
      <text:p text:style-name="P15"><text:span text:style-name="T30"><text:tab/>-</text:span><text:span text:style-name="T31">As the post-Cerisians </text:span><text:span text:style-name="T32">settle into some sort of powerful, stable society in the early iron age, they may begin to theorize about the workings of the divinely created world. </text:span><text:span text:style-name="T33">They develop early theories of natural philosophy and arcane philosophy. If these post-Cerisians come in contact with expanding Rhun, the Rhun legends of Self Magic and the presence of a number of epinosts combined with possibly the recovery of the Tablets of Mallorn or Taregil AND the prodding of Eres and Haseduanth could push some </text:span><text:span text:style-name="T34">epinosts within this culture to supplicate their deities for the </text:span><text:span text:style-name="T2">personal ability</text:span><text:span text:style-name="T4"> to use magic. Thus, the central switch of asking the deity to use their power and asking the deity for the personal ability to use magic is flipped. </text:span><text:span text:style-name="T5">These epinosts (or possibly epinosts created by Autochthons) follow the teachings of the Tablets of Mallorn and embrace the flow of magic through their bodies in cult settings. </text:span><text:span text:style-name="T6">These epinost cultists may then take the next step and use rituals (probably not of their own making but of the making of the deities) to cast the first spells. </text:span><text:span text:style-name="T7">The deities that might provide things like this are deities of secrets, magic, power, etc. Eres might be associated with these—will she know to give them rituals? She might </text:span><text:span text:style-name="T8">not personally understand the whole mechanics of translation, though if they ask for the personal ability she might begin to catch on. She sees the results of Apythia’s ritual and knows that something is hampering the flow of magic through the heart. At this point, she may tell them to use modified versions of cult rituals they already know—</text:span><text:span text:style-name="T9">or just to use the same rituals but with a different mindset. A mindset of personal power and will.</text:span></text:p>
      <text:p text:style-name="P20"/>
      <text:p text:style-name="P27"><text:span text:style-name="T9">1. </text:span><text:span text:style-name="T3">Divine </text:span><text:span text:style-name="T18">ritual </text:span><text:span text:style-name="T3">supplication – </text:span><text:span text:style-name="T22">People ask deities to use magic</text:span></text:p>
      <text:p text:style-name="P27"><text:span text:style-name="T3">2. Divine/</text:span><text:span text:style-name="T19">Auhr</text:span><text:span text:style-name="T20">onal </text:span><text:span text:style-name="T22">ritual</text:span><text:span text:style-name="T3"> epinostal </text:span><text:span text:style-name="T18">(ritual clerics, paladins, warlocks, druids) – </text:span><text:span text:style-name="T22">People ask deities to grant them the power to use magic </text:span><text:span text:style-name="T24">(Deities are the final, deciding part of translation). This rises from a society where deities have increased in power from their historical selves. They are no longer as benevolent either—making them less willing to help their mortal worshipers by expending their own power to carry out supplicant magical rituals. This transition to personal magic with divine intervention as part of translation occurs when Cerisians are influenced by Hehtan and the Rhun pilgrims. </text:span><text:span text:style-name="T25">The Rhun provide the mindset of “personal magic” and the Cerisians provide the mindset of a non-benevolent deity. It is easier to ask a deity for permission then to ask the deity to perform an action for you.</text:span></text:p>
      <text:p text:style-name="P28"><text:soft-page-break/><text:span text:style-name="T3">3. </text:span><text:span text:style-name="T21">Personal </text:span><text:span text:style-name="T22">ritual </text:span><text:span text:style-name="T21">epinostal </text:span><text:span text:style-name="T23">(ritual wizard)</text:span><text:span text:style-name="T21"> – </text:span><text:span text:style-name="T22">People use their own power to use </text:span><text:span text:style-name="T23">ritual </text:span><text:span text:style-name="T22">magic </text:span><text:span text:style-name="T24">(translation is done without divine intervention)</text:span></text:p>
      <text:p text:style-name="P31">4. Magical philosophy – spell translation (non-ritual casting devleoped, but it takes a long time)</text:p>
      <text:p text:style-name="P31">4a. Sorcerers </text:p>
      <text:p text:style-name="P29"><text:span text:style-name="T35">5</text:span><text:span text:style-name="T22">. </text:span><text:span text:style-name="T23">Spell preparation (non-ritual casting developed)</text:span></text:p>
      <text:p text:style-name="P25"/>
      <text:p text:style-name="P26">Bard – <text:span text:style-name="T36">spontaneous casting</text:span></text:p>
      <text:p text:style-name="P26">Cleric – <text:span text:style-name="T36">divine casting</text:span></text:p>
      <text:p text:style-name="P26">Paladin – <text:span text:style-name="T36">divine casting</text:span></text:p>
      <text:p text:style-name="P26">Ranger - <text:span text:style-name="T36">both</text:span></text:p>
      <text:p text:style-name="P26">Druid – <text:span text:style-name="T36">divine casting</text:span></text:p>
      <text:p text:style-name="P26">Sorcerer – <text:span text:style-name="T36">spontaneous casting</text:span></text:p>
      <text:p text:style-name="P26">Wizard – <text:span text:style-name="T36">spontaneous casting</text:span></text:p>
      <text:p text:style-name="P26">Warlock – <text:span text:style-name="T36">divine casting</text:span></text:p>
      <text:p text:style-name="P26"/>
      <text:p text:style-name="P20">–</text:p>
      <text:p text:style-name="P16"><text:span text:style-name="T9">N</text:span><text:span text:style-name="T3">lashikir ships don’t just land on Huroma. They populate the entire north coast of Nomenes (territory of the North Samisians) and Suhairi (territory of Ruksal+North Samisians or Narazi, depending on time).</text:span></text:p>
      <text:p text:style-name="P21"/>
      <text:p text:style-name="P16"><text:span text:style-name="T3">The North Samisians are fishing peoples, seasonally nomadic and horticultural. They aren’t particularly hardy or violent, and they are easily bested by Orun. The climate doesn’t allow for Orun-instantiated states outside of Ebo though. Their mix with North Samisians </text:span><text:span text:style-name="T10">is generally competitive—they want to occupy the same territory, forcing North Samisians into slavery or simply pushing them out of their territory. North Samisians pushed out by Orun move south, into the mountains and southern savannas. Eventually these savannas dry to desert, forcing adaptation or further movement.</text:span></text:p>
      <text:p text:style-name="P22"/>
      <text:p text:style-name="P17"><text:span text:style-name="T3">Orun that land in Suhairi are met with much stronger resistance. </text:span><text:span text:style-name="T11">The Ruksal + North Samisian plural complex / Narazi are a hardier people. The Ruksal culture offers the undying naga priest and warriors, an irresistible offer to people facing outside invasion from a powerful enemy. The landing of the Orun in Suhairi accelerated the merger of the natives into the Narazi. The Narazi were able to beat the Orun back with liberal use of naga warriors. Eventually, equilibrium was found with Orun colonists residing only on the islands off the coast of Suhairi. The equilibrium was by no means peaceful—raids and battles were constant.</text:span></text:p>
      <text:p text:style-name="P23"/>
      <text:p text:style-name="P18"><text:span text:style-name="T11">W</text:span><text:span text:style-name="T3">hen the first collapse of Nos Mori society pushed thousands of refugees north into Suhairi, the Narazi were weakened to such an extent that the Orun islanders were able to make significant headway into conquering their mainland states. They instantiate themselves as rulers of the existing astar chiefdoms and proto-kingdoms by interbreeding with the naga priestesses. Though the offspring of Orun and pure astar are infertile, these children were amazingly powerful monstrosities. </text:span><text:span text:style-name="T12">While naga ruled through divine connection, the Orun could not claim such authority. </text:span><text:span text:style-name="T13">They ruled through pure subjugation, allowing astar to continue their religious practices and maintain the divine continuance of the Suhairi. </text:span><text:span text:style-name="T14">The Orun yoke was brutal and the new kingdoms were unstable </text:span><text:span text:style-name="T15">during this early time. </text:span><text:span text:style-name="T16">Despite this inequality and brutality, the Orun rule allowed the kingdoms to survive the Nos Mori collapse. They emerged as the Ishian Kingdoms.</text:span></text:p>
      <text:p text:style-name="P24"/>
      <text:p text:style-name="P19"><text:span text:style-name="T16">T</text:span><text:span text:style-name="T3">he Narazi were a plural cultural complex of Ruksal, North Samisian, and Ghahaka influences. Similar to this, the Jangatet to the far south were mixing with Ghahaka and Vinaltakha at the southern tip of the </text:span><text:soft-page-break/><text:span text:style-name="T3">Wesaxum range. </text:span><text:span text:style-name="T17">This produces the enigmatic Samavaga people, a powerful cultural hybrid much like the Naraz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08-26T08:47:47.556082324</dc:date>
    <meta:editing-duration>PT12H23M52S</meta:editing-duration>
    <meta:editing-cycles>104</meta:editing-cycles>
    <meta:generator>LibreOffice/6.4.7.2$Linux_X86_64 LibreOffice_project/40$Build-2</meta:generator>
    <meta:document-statistic meta:table-count="0" meta:image-count="0" meta:object-count="0" meta:page-count="4" meta:paragraph-count="50" meta:word-count="1891" meta:character-count="11564" meta:non-whitespace-character-count="9709"/>
  </office:meta>
</office:document-meta>
</file>